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D000009223D9F0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D000009223D9F0EE8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8-09-26T10:10:32.70</dc:date>
    <dc:creator>ERS </dc:creator>
    <meta:editing-duration>PT22M49S</meta:editing-duration>
    <meta:editing-cycles>6</meta:editing-cycles>
    <meta:generator>OpenOffice/4.1.5$Win32 OpenOffice.org_project/415m1$Build-9789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